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3.81cm" svg:x="2.143cm" svg:y="4.4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48cm" svg:height="0.885cm" svg:x="1.87cm" svg:y="3.417cm">
          <draw:text-box>
            <text:p><text:span text:style-name="T1">Main entity</text:span></text:p>
          </draw:text-box>
        </draw:frame>
        <draw:frame draw:style-name="gr2" draw:text-style-name="P3" draw:layer="layout" svg:width="1.905cm" svg:height="0.885cm" svg:x="2.167cm" svg:y="4.621cm">
          <draw:text-box>
            <text:p><text:span text:style-name="T2">ID</text:span></text:p>
          </draw:text-box>
        </draw:frame>
        <draw:frame draw:style-name="gr2" draw:text-style-name="P3" draw:layer="layout" svg:width="2.54cm" svg:height="0.885cm" svg:x="2.143cm" svg:y="5.726cm">
          <draw:text-box>
            <text:p><text:span text:style-name="T2">Name</text:span></text:p>
          </draw:text-box>
        </draw:frame>
        <draw:line draw:style-name="gr3" draw:text-style-name="P1" draw:layer="layout" svg:x1="2.143cm" svg:y1="5.572cm" svg:x2="4.81cm" svg:y2="5.572cm">
          <text:p/>
        </draw:line>
        <draw:line draw:style-name="gr3" draw:text-style-name="P1" draw:layer="layout" svg:x1="2.143cm" svg:y1="6.842cm" svg:x2="4.81cm" svg:y2="6.842cm">
          <text:p/>
        </draw:line>
        <draw:custom-shape draw:style-name="gr1" draw:text-style-name="P1" draw:layer="layout" svg:width="2.824cm" svg:height="3.81cm" svg:x="7.066cm" svg:y="7.3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67cm" svg:height="0.885cm" svg:x="6.993cm" svg:y="6.34cm">
          <draw:text-box>
            <text:p><text:span text:style-name="T1">Cells</text:span></text:p>
          </draw:text-box>
        </draw:frame>
        <draw:frame draw:style-name="gr2" draw:text-style-name="P3" draw:layer="layout" svg:width="2.643cm" svg:height="0.885cm" svg:x="7.09cm" svg:y="7.548cm">
          <draw:text-box>
            <text:p><text:span text:style-name="T2">MainID</text:span></text:p>
          </draw:text-box>
        </draw:frame>
        <draw:frame draw:style-name="gr2" draw:text-style-name="P3" draw:layer="layout" svg:width="2.54cm" svg:height="0.885cm" svg:x="7.066cm" svg:y="8.653cm">
          <draw:text-box>
            <text:p><text:span text:style-name="T2">ColumnID</text:span></text:p>
          </draw:text-box>
        </draw:frame>
        <draw:line draw:style-name="gr3" draw:text-style-name="P1" draw:layer="layout" svg:x1="7.066cm" svg:y1="8.499cm" svg:x2="9.89cm" svg:y2="8.493cm">
          <text:p/>
        </draw:line>
        <draw:line draw:style-name="gr3" draw:text-style-name="P1" draw:layer="layout" svg:x1="7.066cm" svg:y1="9.769cm" svg:x2="9.89cm" svg:y2="9.763cm">
          <text:p/>
        </draw:line>
        <draw:frame draw:style-name="gr2" draw:text-style-name="P3" draw:layer="layout" svg:width="2.54cm" svg:height="0.885cm" svg:x="7.193cm" svg:y="9.95cm">
          <draw:text-box>
            <text:p><text:span text:style-name="T2">Value</text:span></text:p>
          </draw:text-box>
        </draw:frame>
        <draw:custom-shape draw:style-name="gr1" draw:text-style-name="P1" draw:layer="layout" svg:width="2.667cm" svg:height="3.81cm" svg:x="12.343cm" svg:y="4.5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83cm" svg:height="0.885cm" svg:x="12.17cm" svg:y="3.54cm">
          <draw:text-box>
            <text:p><text:span text:style-name="T1">Columns</text:span></text:p>
          </draw:text-box>
        </draw:frame>
        <draw:frame draw:style-name="gr2" draw:text-style-name="P3" draw:layer="layout" svg:width="2.643cm" svg:height="0.885cm" svg:x="12.367cm" svg:y="4.694cm">
          <draw:text-box>
            <text:p><text:span text:style-name="T2">ID</text:span></text:p>
          </draw:text-box>
        </draw:frame>
        <draw:frame draw:style-name="gr2" draw:text-style-name="P3" draw:layer="layout" svg:width="2.54cm" svg:height="0.885cm" svg:x="12.343cm" svg:y="5.799cm">
          <draw:text-box>
            <text:p><text:span text:style-name="T2">Name</text:span></text:p>
          </draw:text-box>
        </draw:frame>
        <draw:line draw:style-name="gr3" draw:text-style-name="P1" draw:layer="layout" svg:x1="12.343cm" svg:y1="5.699cm" svg:x2="15.01cm" svg:y2="5.699cm">
          <text:p/>
        </draw:line>
        <draw:line draw:style-name="gr3" draw:text-style-name="P1" draw:layer="layout" svg:x1="12.343cm" svg:y1="6.869cm" svg:x2="15.01cm" svg:y2="6.869cm">
          <text:p/>
        </draw:line>
        <draw:line draw:style-name="gr4" draw:text-style-name="P1" draw:layer="layout" svg:x1="6.077cm" svg:y1="5.191cm" svg:x2="4.807cm" svg:y2="5.191cm">
          <text:p/>
        </draw:line>
        <draw:line draw:style-name="gr4" draw:text-style-name="P1" draw:layer="layout" svg:x1="11.2cm" svg:y1="5.191cm" svg:x2="12.343cm" svg:y2="5.191cm">
          <text:p/>
        </draw:line>
        <draw:line draw:style-name="gr3" draw:text-style-name="P1" draw:layer="layout" svg:x1="11.2cm" svg:y1="5.191cm" svg:x2="11.2cm" svg:y2="9.128cm">
          <text:p/>
        </draw:line>
        <draw:line draw:style-name="gr3" draw:text-style-name="P1" draw:layer="layout" svg:x1="9.93cm" svg:y1="9.128cm" svg:x2="11.2cm" svg:y2="9.134cm">
          <text:p/>
        </draw:line>
        <draw:line draw:style-name="gr3" draw:text-style-name="P1" draw:layer="layout" svg:x1="6.077cm" svg:y1="7.985cm" svg:x2="7.093cm" svg:y2="7.985cm">
          <text:p/>
        </draw:line>
        <draw:line draw:style-name="gr3" draw:text-style-name="P1" draw:layer="layout" svg:x1="6.077cm" svg:y1="5.191cm" svg:x2="6.077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11-07T14:51:39</meta:creation-date>
    <dc:date>2014-03-06T17:13:54</dc:date>
    <dc:creator>vv </dc:creator>
    <meta:editing-duration>PT5M36S</meta:editing-duration>
    <meta:editing-cycles>3</meta:editing-cycles>
    <meta:generator>LibreOffice/3.5$Linux_x86 LibreOffice_project/350m1$Build-2</meta:generator>
    <meta:document-statistic meta:object-count="25"/>
  </office:meta>
</office:document-meta>
</file>